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51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6-06-06" calcext:value-type="date">
            <text:p>06/06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table:number-columns-repeated="3"/>
          <table:table-cell table:style-name="ce2" table:formula="of:=SUM([.B3:.F3])" office:value-type="float" office:value="18800" calcext:value-type="float">
            <text:p>188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Անժելա</text:p>
          </table:table-cell>
          <table:table-cell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J34];[.J35];[.J36];[.J37];[.J38];[.K68];[.K72];[.K100];[.K101];[.K102];[.K103];[.J133];[.J134];[.J135];[.K39])" office:value-type="float" office:value="31400" calcext:value-type="float">
            <text:p>31400</text:p>
          </table:table-cell>
          <table:table-cell table:formula="of:=SUM([.H4];[.H35];[.H68];[.H100];[.H133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Արմենուհի</text:p>
          </table:table-cell>
          <table:table-cell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4];[.G67];[.G99];[.G132])" office:value-type="float" office:value="18800" calcext:value-type="float">
            <text:p>18800</text:p>
          </table:table-cell>
          <table:table-cell table:formula="of:=SUM([.H5];[.H36];[.H69];[.H101];[.H134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-5400" calcext:value-type="float">
            <text:p>-5400</text:p>
          </table:table-cell>
          <table:table-cell/>
          <table:table-cell table:formula="of:=[.L4]-[.L5]" office:value-type="float" office:value="12600" calcext:value-type="float">
            <text:p>12600</text:p>
          </table:table-cell>
          <table:table-cell table:formula="of:=SUM([.H6];[.H37];[.H70];[.H102];[.H135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400" calcext:value-type="float">
            <text:p>10400</text:p>
          </table:table-cell>
          <table:table-cell table:number-columns-repeated="2"/>
          <table:table-cell table:formula="of:=SUM([.H7];[.H38];[.H71];[.H103];[.H136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9];[.H72];[.H104];[.H137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C33:.F33])" office:value-type="float" office:value="380" calcext:value-type="float">
            <text:p>380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40];[.H73];[.H105];[.H138])" office:value-type="float" office:value="380" calcext:value-type="float">
            <text:p>380</text:p>
          </table:table-cell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Հասմիկ Դ․</text:p>
          </table:table-cell>
          <table:table-cell office:value-type="float" office:value="-1350" calcext:value-type="float">
            <text:p>-1350</text:p>
          </table:table-cell>
          <table:table-cell table:number-columns-repeated="2"/>
          <table:table-cell table:formula="of:=SUM([.H10];[.H74];[.H106];[.H139])" office:value-type="float" office:value="767.5" calcext:value-type="float">
            <text:p>767.5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Ժոզեֆ</text:p>
          </table:table-cell>
          <table:table-cell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2];[.H75];[.H107];[.H140])" office:value-type="float" office:value="767.5" calcext:value-type="float">
            <text:p>767.5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3:.F33])" office:value-type="float" office:value="767.5" calcext:value-type="float">
            <text:p>767.5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table:number-columns-repeated="2"/>
          <table:table-cell table:formula="of:=SUM([.H12];[.H43];[.H76];[.H108];[.H141])" office:value-type="float" office:value="767.5" calcext:value-type="float">
            <text:p>767.5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3:.F33])" office:value-type="float" office:value="380" calcext:value-type="float">
            <text:p>380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table:number-columns-repeated="2"/>
          <table:table-cell table:formula="of:=SUM([.N41];[.H77];[.H109];[.H142])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Մհեր</text:p>
          </table:table-cell>
          <table:table-cell office:value-type="float" office:value="-2200" calcext:value-type="float">
            <text:p>-2200</text:p>
          </table:table-cell>
          <table:table-cell table:number-columns-repeated="2"/>
          <table:table-cell table:formula="of:=SUM([.H14];[.H45];[.H78];[.H110];[.H143])" office:value-type="float" office:value="767.5" calcext:value-type="float">
            <text:p>767.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Vahe</text:p>
          </table:table-cell>
          <table:table-cell table:number-columns-repeated="4"/>
          <table:table-cell table:formula="of:=SUM([.B33:.F33])" office:value-type="float" office:value="767.5" calcext:value-type="float">
            <text:p>767.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table:number-columns-repeated="2"/>
          <table:table-cell table:formula="of:=SUM([.M17];[.H46];[.H79];[.H111];[.H144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Հրաչ</text:p>
          </table:table-cell>
          <table:table-cell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7];[.H80];[.H112];[.H145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table:number-columns-repeated="2"/>
          <table:table-cell table:formula="of:=SUM([.H17];[.H48];[.H81];[.H113];[.H146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8];[.H49];[.H82];[.H114];[.H147])" office:value-type="float" office:value="387.5" calcext:value-type="float">
            <text:p>387.5</text:p>
          </table:table-cell>
        </table:table-row>
        <table:table-row table:style-name="ro3">
          <table:table-cell table:number-columns-repeated="7"/>
          <table:table-cell table:formula="of:=SUM([.B33];[.C33];[.D33];[.F33])" office:value-type="float" office:value="767.5" calcext:value-type="float">
            <text:p>767.5</text:p>
          </table:table-cell>
          <table:table-cell office:value-type="string" calcext:value-type="string">
            <text:p>Տաթև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9];[.H50];[.H83];[.H115];[.H148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office:value-type="float" office:value="-850" calcext:value-type="float">
            <text:p>-850</text:p>
          </table:table-cell>
          <table:table-cell table:number-columns-repeated="2"/>
          <table:table-cell table:formula="of:=SUM([.H20];[.H51];[.H84];[.H116];[.H149])" office:value-type="float" office:value="387.5" calcext:value-type="float">
            <text:p>387.5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85];[.H150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C33])" office:value-type="float" office:value="380" calcext:value-type="float">
            <text:p>380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/>
          <table:table-cell table:formula="of:=SUM([.H22];[.H53];[.H86];[.H151])" office:value-type="float" office:value="380" calcext:value-type="float">
            <text:p>380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Նաիրա</text:p>
          </table:table-cell>
          <table:table-cell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3];[.H54];[.H87];[.H119];[.H152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D33:.F33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/>
          <table:table-cell table:formula="of:=SUM([.H24];[.H88];[.H120];[.H153])"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5];[.H56];[.H89];[.H121];[.H154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Hasmik K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26];[.H57];[.H90];[.H122];[.H155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Smbat</text:p>
          </table:table-cell>
          <table:table-cell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3" table:formula="of:=SUM([.H27];[.H58];[.H91];[.H123];[.H156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];[.C33];[.D33];[.F33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3" table:formula="of:=SUM([.H28];[.H59];[.H92];[.H124];[.H157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D33];[.F33])" office:value-type="float" office:value="767.5" calcext:value-type="float">
            <text:p>767.5</text:p>
          </table:table-cell>
          <table:table-cell office:value-type="string" calcext:value-type="string">
            <text:p>Araks</text:p>
          </table:table-cell>
          <table:table-cell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3" table:formula="of:=SUM([.H29];[.H60];[.H93];[.H125];[.H158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office:value-type="string" calcext:value-type="string">
            <text:p>Meruj</text:p>
          </table:table-cell>
          <table:table-cell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3" table:formula="of:=SUM([.H29];[.H61];[.H94];[.H126];[.H159])" office:value-type="float" office:value="767.5" calcext:value-type="float">
            <text:p>767.5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767.5" calcext:value-type="float">
            <text:p>767.5</text:p>
          </table:table-cell>
          <table:table-cell table:style-name="Default" office:value-type="string" calcext:value-type="string">
            <text:p>Jirayr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33:.F33])" office:value-type="float" office:value="767.5" calcext:value-type="float">
            <text:p>767.5</text:p>
          </table:table-cell>
          <table:table-cell table:style-name="ce9" office:value-type="string" calcext:value-type="string">
            <text:p>Gevo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ce2" table:formula="of:=SUM([.M4:.M31])" office:value-type="float" office:value="16885" calcext:value-type="float">
            <text:p>16885</text:p>
          </table:table-cell>
        </table:table-row>
        <table:table-row table:style-name="ro3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30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32])" office:value-type="float" office:value="18800" calcext:value-type="float">
            <text:p>18800</text:p>
          </table:table-cell>
          <table:table-cell/>
          <table:table-cell table:style-name="Default"/>
          <table:table-cell table:style-name="ce2" table:formula="of:=SUM([.K4:.K31])" office:value-type="float" office:value="154800" calcext:value-type="float">
            <text:p>154800</text:p>
          </table:table-cell>
          <table:table-cell table:formula="of:=SUM([.H33];[.H160])" office:value-type="float" office:value="18800" calcext:value-type="float">
            <text:p>18800</text:p>
          </table:table-cell>
          <table:table-cell/>
        </table:table-row>
        <table:table-row table:style-name="ro3">
          <table:table-cell table:number-columns-repeated="8"/>
          <table:table-cell table:style-name="ce16" office:value-type="float" office:value="56800" calcext:value-type="float">
            <text:p>56800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2" table:number-rows-repeated="3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8"/>
          <table:table-cell table:style-name="Default" table:number-columns-repeated="2"/>
          <table:table-cell office:value-type="float" office:value="38000" calcext:value-type="float">
            <text:p>38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20:19:22.580634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7T20:39:12.047355128</dc:date>
    <meta:editing-duration>P8DT13H9M18S</meta:editing-duration>
    <meta:editing-cycles>2778</meta:editing-cycles>
    <meta:generator>LibreOffice/4.2.6.3$Linux_X86_64 LibreOffice_project/420m0$Build-3</meta:generator>
    <meta:document-statistic meta:table-count="16" meta:cell-count="7049" meta:object-count="0"/>
  </office:meta>
</office:document-meta>
</file>